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4000003AF66037E5A877A6B7E.png" manifest:media-type="image/png"/>
  <manifest:file-entry manifest:full-path="Pictures/1000020100000424000003AFFEBCE9DECA626F9F.png" manifest:media-type="image/png"/>
  <manifest:file-entry manifest:full-path="Pictures/1000020100000424000003AF4C1BCCB7A1FDD6FD.png" manifest:media-type="image/png"/>
  <manifest:file-entry manifest:full-path="Pictures/1000020100000424000003AF8840E26A01DC4E2E.png" manifest:media-type="image/png"/>
  <manifest:file-entry manifest:full-path="Pictures/1000020100000424000003AF184381E98BFFB484.png" manifest:media-type="image/png"/>
  <manifest:file-entry manifest:full-path="Pictures/1000020100000424000003AF6EBF8A5D4041953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25in" fo:margin-left="0in" fo:margin-top="0in" fo:margin-bottom="0in" table:align="left" style:writing-mode="lr-tb"/>
    </style:style>
    <style:style style:name="Table2.A" style:family="table-column">
      <style:table-column-properties style:column-width="6.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6.3333in" fo:margin-left="0in" fo:margin-top="0in" fo:margin-bottom="0in" table:align="left" style:writing-mode="lr-tb"/>
    </style:style>
    <style:style style:name="Table3.A" style:family="table-column">
      <style:table-column-properties style:column-width="6.333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Table4" style:family="table">
      <style:table-properties style:width="6.4167in" fo:margin-left="0in" fo:margin-top="0in" fo:margin-bottom="0in" table:align="left" style:writing-mode="lr-tb"/>
    </style:style>
    <style:style style:name="Table4.A" style:family="table-column">
      <style:table-column-properties style:column-width="6.416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Table5" style:family="table">
      <style:table-properties style:width="6.4167in" fo:margin-left="0in" fo:margin-top="0in" fo:margin-bottom="0in" table:align="left" style:writing-mode="lr-tb"/>
    </style:style>
    <style:style style:name="Table5.A" style:family="table-column">
      <style:table-column-properties style:column-width="6.416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none"/>
    </style:style>
    <style:style style:name="Table6" style:family="table">
      <style:table-properties style:width="6.4167in" fo:margin-left="0in" fo:margin-top="0in" fo:margin-bottom="0in" table:align="left" style:writing-mode="lr-tb"/>
    </style:style>
    <style:style style:name="Table6.A" style:family="table-column">
      <style:table-column-properties style:column-width="6.416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none"/>
    </style:style>
    <style:style style:name="Table7" style:family="table">
      <style:table-properties style:width="6.5in" fo:margin-left="0in" fo:margin-top="0in" fo:margin-bottom="0in" table:align="left" style:writing-mode="lr-tb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top="0in" fo:margin-bottom="0.111in" loext:contextual-spacing="false" fo:line-height="100%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8" style:family="paragraph" style:parent-style-name="Standard">
      <style:paragraph-properties fo:margin-top="0.1945in" fo:margin-bottom="0.1945in" loext:contextual-spacing="false" fo:line-height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fo:background-color="#ffff00"/>
    </style:style>
    <style:style style:name="T3" style:family="text">
      <style:text-properties fo:font-size="12pt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1">1. Which is correct for Spring Framework?</text:span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1.png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a. Spring framework is light-weight solution</text:span><text:span text:style-name="T1">. </text:span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b. Spring framework is heavy-weight solution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2. AOP is the part of Core Container in Spring Framework.</text:span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True</text:span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b. Fals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3. Expression Language is the part of Core Container in Spring Framework.</text:span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a. True</text:span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b. Fals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4. Which is the part of Data Access layer in Spring Framework?</text:span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Aspects</text:span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6.png" text:anchor-type="as-char" svg:width="0.2811in" svg:height="0.25in" draw:z-index="0"><draw:image xlink:href="Pictures/1000020100000424000003AF184381E98BFFB484.png" xlink:type="simple" xlink:show="embed" xlink:actuate="onLoad" loext:mime-type="image/png"/></draw:frame><text:span text:style-name="T2">b. JMS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5. Can we integrate spring with struts?</text:span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7" text:anchor-type="as-char" svg:width="0.2811in" svg:height="0.25in" draw:z-index="0"><draw:image xlink:href="Pictures/1000020100000424000003AF184381E98BFFB484.png" xlink:type="simple" xlink:show="embed" xlink:actuate="onLoad" loext:mime-type="image/png"/></draw:frame><text:span text:style-name="T2">a. Yes</text:span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b. No</text:span></text:p>
          </table:table-cell>
        </table:table-row>
      </table:table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><text:span text:style-name="T1">6. How to get the object of DAO in spring framework?</text:span></text:p>
          </table:table-cell>
        </table:table-row>
        <table:table-row table:style-name="Table7.1">
          <table:table-cell table:style-name="Table7.A1" office:value-type="string">
            <text:p text:style-name="P6"><draw:frame draw:style-name="fr1" draw:name="Image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Using new keyword</text:span></text:p>
          </table:table-cell>
        </table:table-row>
        <table:table-row table:style-name="Table7.1">
          <table:table-cell table:style-name="Table7.A1" office:value-type="string">
            <text:p text:style-name="P6"><draw:frame draw:style-name="fr1" draw:name="Image10" text:anchor-type="as-char" svg:width="0.2811in" svg:height="0.25in" draw:z-index="0"><draw:image xlink:href="Pictures/1000020100000424000003AF184381E98BFFB484.png" xlink:type="simple" xlink:show="embed" xlink:actuate="onLoad" loext:mime-type="image/png"/></draw:frame><text:span text:style-name="T2">b. Using Spring Dependency injection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1">7. In which spring version, java 5 features has been introduced?</text:span></text:p>
          </table:table-cell>
        </table:table-row>
        <table:table-row table:style-name="Table7.1">
          <table:table-cell table:style-name="Table7.A1" office:value-type="string">
            <text:p text:style-name="P6"><draw:frame draw:style-name="fr1" draw:name="Image1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Spring 2.5 </text:span></text:p>
          </table:table-cell>
        </table:table-row>
        <table:table-row table:style-name="Table7.1">
          <table:table-cell table:style-name="Table7.A1" office:value-type="string">
            <text:p text:style-name="P6"><draw:frame draw:style-name="fr1" draw:name="Image12" text:anchor-type="as-char" svg:width="0.2811in" svg:height="0.25in" draw:z-index="0"><draw:image xlink:href="Pictures/1000020100000424000003AF184381E98BFFB484.png" xlink:type="simple" xlink:show="embed" xlink:actuate="onLoad" loext:mime-type="image/png"/></draw:frame><text:span text:style-name="T2">b. Spring 3.0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1">8. In which spring version has Spring Expression Language been supported?</text:span></text:p>
          </table:table-cell>
        </table:table-row>
        <table:table-row table:style-name="Table7.1">
          <table:table-cell table:style-name="Table7.A1" office:value-type="string">
            <text:p text:style-name="P6"><draw:frame draw:style-name="fr1" draw:name="Image1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Spring 2.5</text:span></text:p>
          </table:table-cell>
        </table:table-row>
        <table:table-row table:style-name="Table7.1">
          <table:table-cell table:style-name="Table7.A1" office:value-type="string">
            <text:p text:style-name="P6"><draw:frame draw:style-name="fr1" draw:name="Image1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b. Spring 3.0</text:span><text:span text:style-name="T1"> 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1">9. Which class represents the IoC container?</text:span></text:p>
          </table:table-cell>
        </table:table-row>
        <table:table-row table:style-name="Table7.1">
          <table:table-cell table:style-name="Table7.A1" office:value-type="string">
            <text:p text:style-name="P6"><draw:frame draw:style-name="fr1" draw:name="Image1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a. ApplicationContext</text:span></text:p>
          </table:table-cell>
        </table:table-row>
        <table:table-row table:style-name="Table7.1">
          <table:table-cell table:style-name="Table7.A1" office:value-type="string">
            <text:p text:style-name="P6"><draw:frame draw:style-name="fr1" draw:name="Image1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b. ServletContext </text:span></text:p>
          </table:table-cell>
        </table:table-row>
        <table:table-row table:style-name="Table7.1">
          <table:table-cell table:style-name="Table7.A1" office:value-type="string">
            <text:p text:style-name="P4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6"><text:span text:style-name="T1">10. How to use idref in spring framework?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6"><draw:frame draw:style-name="fr1" draw:name="Image1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With setter method only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6"><draw:frame draw:style-name="fr1" draw:name="image5.png" text:anchor-type="as-char" svg:width="0.2811in" svg:height="0.25in" draw:z-index="0"><draw:image xlink:href="Pictures/1000020100000424000003AF8840E26A01DC4E2E.png" xlink:type="simple" xlink:show="embed" xlink:actuate="onLoad" loext:mime-type="image/png"/></draw:frame><text:span text:style-name="T2">b. With setter method and constructor argument both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4"/>
                  <table:table table:name="Table3" table:style-name="Table3">
                    <table:table-column table:style-name="Table3.A"/>
                    <table:table-row table:style-name="Table3.1">
                      <table:table-cell table:style-name="Table3.A1" office:value-type="string">
                        <text:p text:style-name="P6"><text:span text:style-name="T1">11. How to use &lt;ref&gt; in spring framework?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18" text:anchor-type="as-char" svg:width="0.2811in" svg:height="0.25in" draw:z-index="0"><draw:image xlink:href="Pictures/1000020100000424000003AF184381E98BFFB484.png" xlink:type="simple" xlink:show="embed" xlink:actuate="onLoad" loext:mime-type="image/png"/></draw:frame><text:span text:style-name="T2">a. &lt;ref&gt; is used with bean id.</text:span><text:span text:style-name="T1"> 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1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b. &lt;ref&gt; is used with string values.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text:span text:style-name="T1">12. How to define Inner bean in spring?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2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Use &lt;property/&gt; only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2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b. </text:span><text:span text:style-name="T2">Use &lt;property/&gt; or &lt;constructor-arg/&gt;.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text:span text:style-name="T1">13. Which property is replaced by p-namespace in spring?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2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a. &lt;property/&gt;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2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b. &lt;constructor-arg&gt; 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text:span text:style-name="T1">14.Which property is replaced by c-namespace in spring?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2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&lt;property/&gt;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2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b. &lt;constructor-arg&gt;</text:span><text:span text:style-name="T1"> 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text:span text:style-name="T1">15.What is the scope of a bean by default in spring?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2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Prototype scope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2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b. Singleton scope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text:span text:style-name="T1">16. By default a bean is eagerly initialized in spring?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2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a. True 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2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b. False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text:span text:style-name="T1">17. By default a bean is not autowired?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3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a. True 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3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b. False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text:span text:style-name="T1">18. What is the role of ApplicationContextAware in spring?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3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Dependency injection is performed. 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3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b. Makes a bean aware to the container.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text:span text:style-name="T1">19. Can the class which spring container makes subclass be final?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3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a. No</text:span>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<draw:frame draw:style-name="fr1" draw:name="Image3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b. Yes </text:span></text:p>
                        <table:table table:name="Table2" table:style-name="Table2">
                          <table:table-column table:style-name="Table2.A"/>
                          <table:table-row table:style-name="Table2.1">
                            <table:table-cell table:style-name="Table2.A1" office:value-type="string">
                              <text:p text:style-name="P6"><text:span text:style-name="T1">20. What is the scope of stateless bean in spring?</text:span></text:p>
                            </table:table-cell>
                          </table:table-row>
                          <table:table-row table:style-name="Table2.1">
                            <table:table-cell table:style-name="Table2.A1" office:value-type="string">
                              <text:p text:style-name="P6"><draw:frame draw:style-name="fr1" draw:name="Image3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a. Singleton scope</text:span></text:p>
                            </table:table-cell>
                          </table:table-row>
                          <table:table-row table:style-name="Table2.1">
                            <table:table-cell table:style-name="Table2.A1" office:value-type="string">
                              <text:p text:style-name="P6"><draw:frame draw:style-name="fr1" draw:name="Image3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b. Prototype scope</text:span></text:p>
                            </table:table-cell>
                          </table:table-row>
                          <table:table-row table:style-name="Table2.1">
                            <table:table-cell table:style-name="Table2.A1" office:value-type="string">
                              <text:p text:style-name="P7"/>
                            </table:table-cell>
                          </table:table-row>
                        </table:table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P7"/>
          </table:table-cell>
        </table:table-row>
        <table:table-row table:style-name="Table7.1">
          <table:table-cell table:style-name="Table7.A1" office:value-type="string">
            <text:p text:style-name="P6"><text:span text:style-name="T1">21. What is the scope of statefull bean in spring?</text:span></text:p>
          </table:table-cell>
        </table:table-row>
        <table:table-row table:style-name="Table7.1">
          <table:table-cell table:style-name="Table7.A1" office:value-type="string">
            <text:p text:style-name="P6"><draw:frame draw:style-name="fr1" draw:name="Image3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Singleton scope </text:span></text:p>
          </table:table-cell>
        </table:table-row>
        <table:table-row table:style-name="Table7.1">
          <table:table-cell table:style-name="Table7.A1" office:value-type="string">
            <text:p text:style-name="P6"><draw:frame draw:style-name="fr1" draw:name="Image3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b. Prototype scope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1">22. In which spring scope is a single bean instance created per IoC container?</text:span></text:p>
          </table:table-cell>
        </table:table-row>
        <table:table-row table:style-name="Table7.1">
          <table:table-cell table:style-name="Table7.A1" office:value-type="string">
            <text:p text:style-name="P6"><draw:frame draw:style-name="fr1" draw:name="Image4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a. Singleton scope</text:span></text:p>
          </table:table-cell>
        </table:table-row>
        <table:table-row table:style-name="Table7.1">
          <table:table-cell table:style-name="Table7.A1" office:value-type="string">
            <text:p text:style-name="P6"><draw:frame draw:style-name="fr1" draw:name="Image4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b. Request scope </text:span></text:p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6"><text:span text:style-name="T1">23. In which spring scope can any number of instances of bean be created? 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6"><draw:frame draw:style-name="fr1" draw:name="Image4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Request scope 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6"><draw:frame draw:style-name="fr1" draw:name="Image4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b. Prototype scope</text:span><text:span text:style-name="T1"> </text:span></text:p>
                </table:table-cell>
              </table:table-row>
            </table:table>
            <text:p text:style-name="P7"/>
          </table:table-cell>
        </table:table-row>
        <table:table-row table:style-name="Table7.1">
          <table:table-cell table:style-name="Table7.A1" office:value-type="string">
            <text:p text:style-name="P6"><text:span text:style-name="T1">24. When a bean has scope limited to only HTTP request, that is called</text:span></text:p>
          </table:table-cell>
        </table:table-row>
        <table:table-row table:style-name="Table7.1">
          <table:table-cell table:style-name="Table7.A1" office:value-type="string">
            <text:p text:style-name="P6"><draw:frame draw:style-name="fr1" draw:name="Image4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a. Request scope</text:span><text:span text:style-name="T1"> </text:span></text:p>
          </table:table-cell>
        </table:table-row>
        <table:table-row table:style-name="Table7.1">
          <table:table-cell table:style-name="Table7.A1" office:value-type="string">
            <text:p text:style-name="P6"><draw:frame draw:style-name="fr1" draw:name="Image4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b. Session scope </text:span></text:p>
          </table:table-cell>
        </table:table-row>
        <table:table-row table:style-name="Table7.1">
          <table:table-cell table:style-name="Table7.A1" office:value-type="string">
            <text:p text:style-name="P4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6"><text:span text:style-name="T1">25. When a bean has scope limited to HTTP session, that is called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draw:frame draw:style-name="fr1" draw:name="Image4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Request scope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draw:frame draw:style-name="fr1" draw:name="Image4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b. Session scope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text:span text:style-name="T1">26. Thread scope bean has been introduced in spring from the version 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draw:frame draw:style-name="fr1" draw:name="Image4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Spring 2.5 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draw:frame draw:style-name="fr1" draw:name="Image4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b. Spring 3.0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text:span text:style-name="T1">27. Which bean scope is used in portlet context in spring?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draw:frame draw:style-name="fr1" draw:name="Image5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Session scope 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draw:frame draw:style-name="fr1" draw:name="Image5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b. Global session scope</text:span><text:span text:style-name="T1"> 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text:span text:style-name="T1">28. InitializingBean and DisposableBean is used to customize the nature of bean in spring. 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draw:frame draw:style-name="fr1" draw:name="Image5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a. Yes</text:span><text:span text:style-name="T1"> 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draw:frame draw:style-name="fr1" draw:name="Image5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b. No 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text:span text:style-name="T1">29. How to control a bean lifecycle in spring? 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draw:frame draw:style-name="fr1" draw:name="Image5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Using init() method only. 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draw:frame draw:style-name="fr1" draw:name="Image5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b. Using InitializingBean and DisposableBean or init() method.</text:span><text:span text:style-name="T1"> 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text:span text:style-name="T1">30. How to shutdown the Spring IoC container gracefully in non-web applications? 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draw:frame draw:style-name="fr1" draw:name="Image5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. Using shutdownNow() 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6"><draw:frame draw:style-name="fr1" draw:name="Image5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b. registerShutdownHook()</text:span><text:span text:style-name="T1"> </text:span></text:p>
                </table:table-cell>
              </table:table-row>
            </table:table>
            <text:p text:style-name="P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8"><text:bookmark text:name="_heading=h.gjdgxs"/><text:span text:style-name="T1">31.can we use index and type attribute togather ?</text:span></text:p>
      <text:p text:style-name="P6"><draw:frame draw:style-name="fr1" draw:name="Image5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Yes</text:span></text:p>
      <text:p text:style-name="P6"><draw:frame draw:style-name="fr1" draw:name="Image5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No</text:span></text:p>
      <text:p text:style-name="P8"><text:span text:style-name="T1">Which of the following is not a module in Spring Framework ?</text:span></text:p>
      <text:p text:style-name="P8"><text:span text:style-name="T1"> </text:span></text:p>
      <text:p text:style-name="P8"><text:span text:style-name="T1"> </text:span></text:p>
      <text:p text:style-name="P6"><draw:frame draw:style-name="fr1" draw:name="Image6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DAO</text:span></text:p>
      <text:p text:style-name="P6"><draw:frame draw:style-name="fr1" draw:name="Image6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ORM</text:span></text:p>
      <text:p text:style-name="P6"><text:soft-page-break/><draw:frame draw:style-name="fr1" draw:name="Image6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MVC</text:span></text:p>
      <text:p text:style-name="P6"><draw:frame draw:style-name="fr1" draw:name="Image6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OP</text:span></text:p>
      <text:p text:style-name="P6"><draw:frame draw:style-name="fr1" draw:name="Image6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IOC</text:span></text:p>
      <text:p text:style-name="P6"><draw:frame draw:style-name="fr1" draw:name="Image6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JEE</text:span></text:p>
      <text:p text:style-name="P6"><draw:frame draw:style-name="fr1" draw:name="Image6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Non of these</text:span></text:p>
      <text:p text:style-name="P8"><text:span text:style-name="T1">32.Which   of the following statement is false ?</text:span></text:p>
      <text:p text:style-name="P6"><draw:frame draw:style-name="fr1" draw:name="Image6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The Corepackage is the most fundamental part of the framework and provides the IoC an dDependency Injection features</text:span></text:p>
      <text:p text:style-name="P6"><draw:frame draw:style-name="fr1" draw:name="Image6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TheDAO package provides a JDBC-abstraction layer that removes the need to do tedious JDBC coding and parsing of database-vendor specific error code</text:span></text:p>
      <text:p text:style-name="P6"><draw:frame draw:style-name="fr1" draw:name="Image6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The ORM package provides integration layers for popular object-relational mapping APIs, including JPA,JDO,Hibernate, and iBatis</text:span></text:p>
      <text:p text:style-name="P6"><draw:frame draw:style-name="fr1" draw:name="Image7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OP takes out the direct dependency of crosscutting tasks from classes which, we can achieve through normal object oriented programming model. or example, method-interceptors and pointcuts to cleanly decouple code implementing<text:line-break/>functionality that </text:span></text:p>
      <text:p text:style-name="P6"><draw:frame draw:style-name="fr1" draw:name="Image7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Spring's Web package provides basic web-oriented integration features, such as multipart file-upload<text:line-break/>functionality .</text:span></text:p>
      <text:p text:style-name="P6"><draw:frame draw:style-name="fr1" draw:name="image3.png" text:anchor-type="as-char" svg:width="0.2811in" svg:height="0.25in" draw:z-index="0"><draw:image xlink:href="Pictures/1000020100000424000003AFFEBCE9DECA626F9F.png" xlink:type="simple" xlink:show="embed" xlink:actuate="onLoad" loext:mime-type="image/png"/></draw:frame><text:span text:style-name="T1">Spring's MVC package provides a Model-View-Controller implementation for web-application MVC package provides a Model-View-Controller implementation for web-application</text:span></text:p>
      <text:p text:style-name="P6"><draw:frame draw:style-name="fr1" draw:name="Image7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Non of these</text:span></text:p>
      <text:p text:style-name="P8"><text:span text:style-name="T1">33. Which of the following is false?</text:span></text:p>
      <text:p text:style-name="P6"><draw:frame draw:style-name="fr1" draw:name="Image7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 BeanFactory pretty much just instantiates and configures beans.</text:span></text:p>
      <text:p text:style-name="P6"><draw:frame draw:style-name="fr1" draw:name="Image7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n ApplicationContext also instantiates bean,and it provides the supporting infrastructure to enable lots of enterprise-specific features such as transactions and AOP,message resource handling (for use in internationalization), event propagation.</text:span></text:p>
      <text:p text:style-name="P6"><draw:frame draw:style-name="fr1" draw:name="Image7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pplication-layer specific contexts such as the WebApplicationContext use in web application</text:span></text:p>
      <text:p text:style-name="P6"><draw:frame draw:style-name="fr1" draw:name="Image7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none of the above</text:span></text:p>
      <text:p text:style-name="P8"><text:span text:style-name="T1">34.A bean is simply an object that is instantiated, assembled and otherwise managed by a Spring IoC container.</text:span></text:p>
      <text:p text:style-name="P6"><draw:frame draw:style-name="fr1" draw:name="Image7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true</text:span></text:p>
      <text:p text:style-name="P6"><draw:frame draw:style-name="fr1" draw:name="Image7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false</text:span></text:p>
      <text:p text:style-name="P8"><text:span text:style-name="T1">35. Which of the following  is  actual representation of the Spring IoC container ?</text:span></text:p>
      <text:p text:style-name="P6"><draw:frame draw:style-name="fr1" draw:name="Image7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pplicationContext</text:span></text:p>
      <text:p text:style-name="P6"><draw:frame draw:style-name="fr1" draw:name="Image8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XmlBeanFactory</text:span></text:p>
      <text:p text:style-name="P6"><draw:frame draw:style-name="fr1" draw:name="Image8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BeanFactory</text:span></text:p>
      <text:p text:style-name="P6"><draw:frame draw:style-name="fr1" draw:name="Image8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WebApplicationContext</text:span></text:p>
      <text:p text:style-name="P8"><text:span text:style-name="T1">36.How container load configuration metadata from a variety of external resources such as the local file system from the Java CLASSPATH ?</text:span></text:p>
      <text:p text:style-name="P8"><text:span text:style-name="T1"> </text:span></text:p>
      <text:p text:style-name="P6"><draw:frame draw:style-name="fr1" draw:name="Image8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2">ApplicationContext constructor</text:span></text:p>
      <text:p text:style-name="P6"><draw:frame draw:style-name="fr1" draw:name="Image8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Init()</text:span></text:p>
      <text:p text:style-name="P6"><draw:frame draw:style-name="fr1" draw:name="Image8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Context Contructor</text:span></text:p>
      <text:p text:style-name="P6"><draw:frame draw:style-name="fr1" draw:name="Image8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XmlClassPath Contructor</text:span></text:p>
      <text:p text:style-name="P8"><text:span text:style-name="T1">37.Which of following is correct way  to load bean definitions from another file ?</text:span></text:p>
      <text:p text:style-name="P8"><text:span text:style-name="T1"> </text:span></text:p>
      <text:p text:style-name="P6"><draw:frame draw:style-name="fr1" draw:name="Image8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&lt;bean id="bean1" class="..." import="something.xml"/&gt;</text:span></text:p>
      <text:p text:style-name="P6"><draw:frame draw:style-name="fr1" draw:name="Image8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&lt;resources name="something.xml" import ="true"/&gt;</text:span></text:p>
      <text:p text:style-name="P6"><draw:frame draw:style-name="fr1" draw:name="Image89" text:anchor-type="as-char" svg:width="0.2811in" svg:height="0.25in" draw:z-index="0"><draw:image xlink:href="Pictures/1000020100000424000003AF184381E98BFFB484.png" xlink:type="simple" xlink:show="embed" xlink:actuate="onLoad" loext:mime-type="image/png"/></draw:frame><text:span text:style-name="T2">&lt;import resource="something.xml"/&gt;</text:span></text:p>
      <text:p text:style-name="P6"><draw:frame draw:style-name="fr1" draw:name="Image9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ll the above</text:span></text:p>
      <text:p text:style-name="P8"><text:span text:style-name="T1">package com.bullraider;</text:span></text:p>
      <text:p text:style-name="P8"><text:span text:style-name="T1">public class TestBean {</text:span></text:p>
      <text:p text:style-name="P8"><text:span text:style-name="T1">private int year;</text:span></text:p>
      <text:p text:style-name="P8"><text:span text:style-name="T1">private String happy;</text:span></text:p>
      <text:p text:style-name="P8"><text:span text:style-name="T1">public TestBean( String happy,int year) {</text:span></text:p>
      <text:p text:style-name="P8"><text:span text:style-name="T1">this.year = year;</text:span></text:p>
      <text:p text:style-name="P8"><text:span text:style-name="T1">this.happy = happy;</text:span></text:p>
      <text:p text:style-name="P8"><text:span text:style-name="T1">}</text:span></text:p>
      <text:p text:style-name="P8"><text:span text:style-name="T1">}</text:span></text:p>
      <text:p text:style-name="P8"><text:span text:style-name="T1">38.What is the correct way to write constructor injection?</text:span></text:p>
      <text:p text:style-name="P8"><text:span text:style-name="T1"> </text:span></text:p>
      <text:p text:style-name="P6"><draw:frame draw:style-name="fr1" draw:name="image2.png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&lt;bean name="testClass" class="com.bullraider.TestBean"&gt;<text:line-break/>&lt;constructor-arg type="java.lang.String" value="Happy new year"/&gt;<text:line-break/>&lt;constructor-arg type="int" value="2015"/&gt;<text:line-break/>&lt;/bean&gt;</text:span></text:p>
      <text:p text:style-name="P6"><draw:frame draw:style-name="fr1" draw:name="Image91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&lt;bean name="testClass" class="com.bullraider.TestBean"&gt;<text:line-break/><text:line-break/>&lt;constructor-arg index="0" value="Happy new year"/&gt;<text:line-break/><text:line-break/>&lt;constructor-arg index="1" value="2015"/&gt;<text:line-break/><text:line-break/>&lt;/bean&gt;<text:line-break/></text:span></text:p>
      <text:p text:style-name="P6"><draw:frame draw:style-name="fr1" draw:name="Image92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&lt;bean name="testClass" class="com.bullraider.TestBean"&gt;<text:line-break/><text:line-break/>&lt;constructor-arg index="1" value="Happy new year"/&gt;<text:line-break/><text:line-break/>&lt;constructor-arg index="0" value="2015"/&gt;<text:line-break/><text:line-break/>&lt;/bean&gt;<text:line-break/></text:span></text:p>
      <text:p text:style-name="P6"><draw:frame draw:style-name="fr1" draw:name="Image93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&lt;bean name="testClass" class="com.bullraider.TestBean"&gt;<text:line-break/>&lt;constructor-arg type="int" value="2015"/&gt;<text:line-break/>&lt;constructor-arg type="java.lang.String" value="Happy new year"/&gt;<text:line-break/>&lt;/bean&gt;</text:span></text:p>
      <text:p text:style-name="P6"><draw:frame draw:style-name="fr1" draw:name="Image94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2">All the above</text:span></text:p>
      <text:p text:style-name="P1"><text:soft-page-break/></text:p>
      <text:p text:style-name="P1"/>
      <text:p text:style-name="P1"/>
      <text:p text:style-name="P8"><text:span text:style-name="T1">39.Which of the following are correct statements ?</text:span></text:p>
      <text:p text:style-name="P6"><draw:frame draw:style-name="fr1" draw:name="Image95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2">Form Controllers handle form interaction</text:span></text:p>
      <text:p text:style-name="P6"><draw:frame draw:style-name="fr1" draw:name="image4.png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Multipart resolver to handle file uploads</text:span></text:p>
      <text:p text:style-name="P6"><draw:frame draw:style-name="fr1" draw:name="Image96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Dynamic binding of data to domain model</text:span></text:p>
      <text:p text:style-name="P6"><draw:frame draw:style-name="fr1" draw:name="Image97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Interaction with velocity,jsp, thymeleaf,pdf, Excel</text:span></text:p>
      <text:p text:style-name="P6"><draw:frame draw:style-name="fr1" draw:name="Image98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Sending email remote accessing via Soap,Burlap</text:span></text:p>
      <text:p text:style-name="P8"><text:span text:style-name="T1">40.What do you mean by 'bean' ?</text:span></text:p>
      <text:p text:style-name="P8"><text:span text:style-name="T1"> </text:span></text:p>
      <text:p text:style-name="P6"><draw:frame draw:style-name="fr1" draw:name="Image99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2">component</text:span></text:p>
      <text:p text:style-name="P6"><draw:frame draw:style-name="fr1" draw:name="Image100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object</text:span></text:p>
      <text:p text:style-name="P6"><draw:frame draw:style-name="fr1" draw:name="Image101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class</text:span></text:p>
      <text:p text:style-name="P6"><draw:frame draw:style-name="fr1" draw:name="Image102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container</text:span></text:p>
      <text:p text:style-name="P6"><draw:frame draw:style-name="fr1" draw:name="Image103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xml file</text:span></text:p>
      <text:p text:style-name="P8"><text:span text:style-name="T1">41.What are responsibilities  included for  bean factory do ?</text:span></text:p>
      <text:p text:style-name="P6"><draw:frame draw:style-name="fr1" draw:name="Image104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2">Instantiating or sourcing application objects</text:span></text:p>
      <text:p text:style-name="P6"><draw:frame draw:style-name="fr1" draw:name="Image105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configuring such objects</text:span></text:p>
      <text:p text:style-name="P6"><draw:frame draw:style-name="fr1" draw:name="Image106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Assembling the dependencies between these objects</text:span></text:p>
      <text:p text:style-name="P6"><draw:frame draw:style-name="fr1" draw:name="Image107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Manage lifecycle of spring</text:span></text:p>
      <text:p text:style-name="P8"><text:span text:style-name="T1"> 42.What are the responsibilities of XmlBeanFactory included ?</text:span></text:p>
      <text:p text:style-name="P8"><text:span text:style-name="T1"> </text:span></text:p>
      <text:p text:style-name="P6"><draw:frame draw:style-name="fr1" draw:name="Image108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2">This implementation allows you to express the objects that compose your application</text:span></text:p>
      <text:p text:style-name="P6"><draw:frame draw:style-name="fr1" draw:name="Image109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Resolve inter-dependencies between such objects, in terms of XML</text:span></text:p>
      <text:p text:style-name="P6"><draw:frame draw:style-name="fr1" draw:name="Image110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The XmlBeanFactory takes this XML configuration metadata and uses it to create a fully configured system or application</text:span></text:p>
      <text:p text:style-name="P6"><draw:frame draw:style-name="fr1" draw:name="Image111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Non of these</text:span></text:p>
      <text:p text:style-name="P8"><text:span text:style-name="T1"> 43.Which  of the following are the correct way to instantiating a Spring IoC container ?</text:span></text:p>
      <text:p text:style-name="P8"><text:span text:style-name="T1"> </text:span></text:p>
      <text:p text:style-name="P6"><draw:frame draw:style-name="fr1" draw:name="Image112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2">ApplicationContext context = new ClassPathXmlApplicationContext(new String[] {"beans-definitions.xml"})<text:line-break/><text:line-break/>BeanFactory factory = context;</text:span></text:p>
      <text:p text:style-name="P6"><draw:frame draw:style-name="fr1" draw:name="Image113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XmlBeanFactory beanFactory=new XmlBeanFactory(new ClassPathResource("beans-definitions.xml"));</text:span></text:p>
      <text:p text:style-name="P6"><draw:frame draw:style-name="fr1" draw:name="Image114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BeanFactory fac=new ClassPathXmlApplicationContext("beans-definitions.xml"); </text:span></text:p>
      <text:p text:style-name="P6"><draw:frame draw:style-name="fr1" draw:name="Image115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Resource res=new Classpathresource("beans-definitions.xml");<text:line-break/><text:line-break/>BeanFactory fac=new XmlBeanFactory(res);</text:span></text:p>
      <text:p text:style-name="P8"><text:span text:style-name="T1">44.What are the correct ways to instantiate  bean?</text:span></text:p>
      <text:p text:style-name="P6"><draw:frame draw:style-name="fr1" draw:name="Image116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Using default (empty) constructor</text:span></text:p>
      <text:p text:style-name="P6"><draw:frame draw:style-name="fr1" draw:name="Image117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Instantiation using a static factory method</text:span></text:p>
      <text:p text:style-name="P6"><draw:frame draw:style-name="fr1" draw:name="Image118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Instantiation using an instance factory method</text:span></text:p>
      <text:p text:style-name="P6"><draw:frame draw:style-name="fr1" draw:name="Image119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Using the container</text:span></text:p>
      <text:p text:style-name="P6"><draw:frame draw:style-name="fr1" draw:name="Image120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2">All these above are true</text:span></text:p>
      <text:p text:style-name="P8"><text:span text:style-name="T1">45.Which statements are true about IOC(Inversion of Control) ?</text:span></text:p>
      <text:p text:style-name="P6"><draw:frame draw:style-name="fr1" draw:name="Image121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Decoupling of the execution of a certain task from implementation.</text:span></text:p>
      <text:p text:style-name="P6"><draw:frame draw:style-name="fr1" draw:name="Image122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Each module can focus on what it is designed for.</text:span></text:p>
      <text:p text:style-name="P6"><draw:frame draw:style-name="fr1" draw:name="Image123" text:anchor-type="as-char" svg:width="0.2811in" svg:height="0.25in" draw:z-index="0"><draw:image xlink:href="Pictures/1000020100000424000003AF66037E5A877A6B7E.png" xlink:type="simple" xlink:show="embed" xlink:actuate="onLoad" loext:mime-type="image/png"/></draw:frame><text:span text:style-name="T2">Replacing modules should not affect to other modules.</text:span></text:p>
      <text:p text:style-name="P6"><draw:frame draw:style-name="fr1" draw:name="Image124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Modules should observe about what other systems do .</text:span></text:p>
      <text:p text:style-name="P6"><draw:frame draw:style-name="fr1" draw:name="Image125" text:anchor-type="as-char" svg:width="0.2811in" svg:height="0.25in" draw:z-index="0"><draw:image xlink:href="Pictures/1000020100000424000003AF4C1BCCB7A1FDD6FD.png" xlink:type="simple" xlink:show="embed" xlink:actuate="onLoad" loext:mime-type="image/png"/></draw:frame><text:span text:style-name="T1">All the above</text:span></text:p>
      <text:p text:style-name="P8"><text:span text:style-name="T1">46.What do you mean by inner bean?</text:span></text:p>
      <text:p text:style-name="P6"><draw:frame draw:style-name="fr1" draw:name="Image12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 &lt;bean/&gt; element inside the &lt;bean/&gt; elements is used to define a so-called<text:line-break/><text:line-break/>inner bean.</text:span></text:p>
      <text:p text:style-name="P6"><draw:frame draw:style-name="fr1" draw:name="Image12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 &lt;bean/&gt; element inside the &lt;property/&gt; elements is used to define a so-called inner bean.</text:span></text:p>
      <text:p text:style-name="P6"><text:bookmark text:name="_heading=h.30j0zll"/><draw:frame draw:style-name="fr1" draw:name="Image12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1">A &lt;bean/&gt; element inside the &lt;constructor-arg/&gt; elements is used to define a so-called inner bean.</text:span></text:p>
      <text:p text:style-name="P6"><draw:frame draw:style-name="fr1" draw:name="Image129" text:anchor-type="as-char" svg:width="0.2811in" svg:height="0.25in" draw:z-index="0"><draw:image xlink:href="Pictures/1000020100000424000003AF184381E98BFFB484.png" xlink:type="simple" xlink:show="embed" xlink:actuate="onLoad" loext:mime-type="image/png"/></draw:frame><text:span text:style-name="T2">A &lt;bean/&gt; element inside the &lt;property/&gt; or &lt;constructor-arg/&gt; elements is used to define a so-called inner bean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TML_20_Top_20_of_20_Form" style:display-name="HTML Top of Form" style:family="paragraph" style:parent-style-name="normal" style:next-style-name="Standard" style:default-outline-level="">
      <style:paragraph-properties fo:margin-top="0in" fo:margin-bottom="0in" loext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normal" style:next-style-name="Standard" style:default-outline-level="">
      <style:paragraph-properties fo:margin-top="0in" fo:margin-bottom="0in" loext:contextual-spacing="false" fo:text-align="center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05:07:00</meta:creation-date>
    <meta:initial-creator>shanmugapriya</meta:initial-creator>
    <meta:document-statistic meta:table-count="7" meta:image-count="135" meta:object-count="0" meta:page-count="3" meta:paragraph-count="199" meta:word-count="1229" meta:character-count="8412" meta:non-whitespace-character-count="7311"/>
    <meta:generator>LibreOfficeDev/6.0.5.2$Linux_X86_64 LibreOffice_project/</meta:generator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